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ys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evant Hours per Day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onds between Image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Images</text:p>
          </table:table-cell>
          <table:table-cell table:style-name="ce2" table:formula="of:=[.B1]*[.B2]*60*60/[.B3]" office:value-type="float" office:value="241920" calcext:value-type="float">
            <text:p>24192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verage Image-Size (MB)</text:p>
          </table:table-cell>
          <table:table-cell table:formula="of:=ROUND([.G9]/[.G8]; 2)" office:value-type="float" office:value="2.53" calcext:value-type="float">
            <text:p>2,53</text:p>
          </table:table-cell>
          <table:table-cell table:number-columns-repeated="3"/>
          <table:table-cell table:style-name="ce3" office:value-type="string" calcext:value-type="string">
            <text:p>Sample-Day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stimates Project Size (GB)</text:p>
          </table:table-cell>
          <table:table-cell table:style-name="ce1" table:formula="of:=ROUND([.B7]*[.B4]/1024; 2)" office:value-type="float" office:value="597.71" calcext:value-type="float">
            <text:p>597,71</text:p>
          </table:table-cell>
          <table:table-cell table:number-columns-repeated="3"/>
          <table:table-cell office:value-type="string" calcext:value-type="string">
            <text:p>Num of Images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ze of Images (MB)</text:p>
          </table:table-cell>
          <table:table-cell office:value-type="float" office:value="10035" calcext:value-type="float">
            <text:p>10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8:26:14.941142746</meta:creation-date>
    <dc:date>2017-10-01T18:54:25.737034221</dc:date>
    <meta:editing-duration>PT18M</meta:editing-duration>
    <meta:editing-cycles>1</meta:editing-cycles>
    <meta:document-statistic meta:table-count="1" meta:cell-count="17" meta:object-count="0"/>
    <meta:generator>LibreOffice/5.1.6.2$Linux_X86_64 LibreOffice_project/10m0$Build-2</meta:generator>
  </office:meta>
</office:document-meta>
</file>